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935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9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125cm" fo:break-before="auto" style:use-optimal-row-height="true"/>
    </style:style>
    <style:style style:name="ro18" style:family="table-row">
      <style:table-row-properties style:row-height="1.487cm" fo:break-before="auto" style:use-optimal-row-height="tru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1.764cm" fo:break-before="auto" style:use-optimal-row-height="true"/>
    </style:style>
    <style:style style:name="ro21" style:family="table-row">
      <style:table-row-properties style:row-height="1.593cm" fo:break-before="auto" style:use-optimal-row-height="true"/>
    </style:style>
    <style:style style:name="ro22" style:family="table-row">
      <style:table-row-properties style:row-height="1.339cm" fo:break-before="auto" style:use-optimal-row-height="true"/>
    </style:style>
    <style:style style:name="ro23" style:family="table-row">
      <style:table-row-properties style:row-height="2.678cm" fo:break-before="auto" style:use-optimal-row-height="true"/>
    </style:style>
    <style:style style:name="ro24" style:family="table-row">
      <style:table-row-properties style:row-height="0.848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1.062cm" fo:break-before="auto" style:use-optimal-row-height="true"/>
    </style:style>
    <style:style style:name="ro29" style:family="table-row">
      <style:table-row-properties style:row-height="1.381cm" fo:break-before="auto" style:use-optimal-row-height="true"/>
    </style:style>
    <style:style style:name="ro30" style:family="table-row">
      <style:table-row-properties style:row-height="1.147cm" fo:break-before="auto" style:use-optimal-row-height="true"/>
    </style:style>
    <style:style style:name="ro31" style:family="table-row">
      <style:table-row-properties style:row-height="2.06cm" fo:break-before="auto" style:use-optimal-row-height="true"/>
    </style:style>
    <style:style style:name="ro32" style:family="table-row">
      <style:table-row-properties style:row-height="1.252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17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637cm" fo:break-before="auto" style:use-optimal-row-height="true"/>
    </style:style>
    <style:style style:name="ro37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6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5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69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6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7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7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0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3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18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7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6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7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5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5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6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6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6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95" style:family="table-cell" style:parent-style-name="Default">
      <style:table-cell-properties style:vertical-align="middle"/>
      <style:text-properties style:use-window-font-color="true" style:font-name="Avenir6"/>
    </style:style>
    <style:style style:name="ce189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5" fo:font-weight="bold"/>
    </style:style>
    <style:style style:name="ce188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5" fo:font-weight="normal"/>
    </style:style>
    <style:style style:name="ce188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5" fo:font-weight="bold"/>
    </style:style>
    <style:style style:name="ce188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9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17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25" style:family="table-cell" style:parent-style-name="Default">
      <style:table-cell-properties fo:border="0.06pt solid #000000" style:vertical-align="middle"/>
      <style:text-properties style:font-name="Avenir6"/>
    </style:style>
    <style:style style:name="ce1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0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3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19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66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5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size="10pt" fo:font-weight="bold" style:font-size-asian="10pt" style:font-size-complex="10pt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fo:font-size="10pt" style:font-size-asian="10pt" style:font-size-complex="10pt" fo:font-weight="bold" style:font-weight-asian="bold" style:font-weight-complex="bold"/>
    </style:style>
    <style:style style:name="T2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7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color="#ff0000" fo:font-weight="bold" style:font-weight-asian="bold" style:font-weight-complex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 Karakter neve, faja, vallása: <text:span text:style-name="T1">Steiner László, újpest drukker Arel pap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2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2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2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2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71" calcext:value-type="float" table:number-columns-spanned="2" table:number-rows-spanned="1">
            <text:p>371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392" calcext:value-type="float">
            <text:p>39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93" calcext:value-type="float">
            <text:p>39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</table:table-row>
        <table:table-row table:style-name="ro4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">Harcmodor képzettségek </text:span><text:span text:style-name="T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84" calcext:value-type="float">
            <text:p>84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18" calcext:value-type="float">
            <text:p>18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4" calcext:value-type="float">
            <text:p>4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3.7755102040816" calcext:value-type="float">
            <text:p>13.78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84" calcext:value-type="float">
            <text:p>84</text:p>
          </table:table-cell>
          <table:table-cell table:style-name="ce698" table:formula="of:=([.$M23]/[.$E$13])*100" office:value-type="float" office:value="21.4285714285714" calcext:value-type="float">
            <text:p>21.43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18" calcext:value-type="float">
            <text:p>18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99" calcext:value-type="float">
            <text:p>99</text:p>
          </table:table-cell>
          <table:table-cell table:style-name="ce698" table:formula="of:=([.$M24]/[.$E$13])*100" office:value-type="float" office:value="25.2551020408163" calcext:value-type="float">
            <text:p>25.26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95" calcext:value-type="float">
            <text:p>95</text:p>
          </table:table-cell>
          <table:table-cell table:style-name="ce698" table:formula="of:=([.$M25]/[.$E$13])*100" office:value-type="float" office:value="24.234693877551" calcext:value-type="float">
            <text:p>24.23 %</text:p>
          </table:table-cell>
          <table:table-cell table:style-name="ce5"/>
        </table:table-row>
        <table:table-row table:style-name="ro3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54" calcext:value-type="float">
            <text:p>54</text:p>
          </table:table-cell>
          <table:table-cell table:style-name="ce698" table:formula="of:=([.$M26]/[.$E$13])*100" office:value-type="float" office:value="13.7755102040816" calcext:value-type="float">
            <text:p>13.78 %</text:p>
          </table:table-cell>
          <table:table-cell table:style-name="ce5"/>
        </table:table-row>
        <table:table-row table:style-name="ro3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1.53061224489796" calcext:value-type="float">
            <text:p>1.53 %</text:p>
          </table:table-cell>
          <table:table-cell table:style-name="ce5"/>
        </table:table-row>
        <table:table-row table:style-name="ro3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92" calcext:value-type="float">
            <text:p>39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2">
          <table:table-cell table:style-name="ce32" office:value-type="string" calcext:value-type="string" table:number-columns-spanned="4" table:number-rows-spanned="1">
            <text:p><text:span text:style-name="T3">Harci fortélyok  </text:span><text:span text:style-name="T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54" calcext:value-type="float">
            <text:p>54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">Primer világi képzettségek</text:span><text:span text:style-name="T7"> </text:span><text:span text:style-name="T8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95" calcext:value-type="float">
            <text:p>95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 office:value-type="float" office:value="2" calcext:value-type="float">
            <text:p>2</text:p>
          </table:table-cell>
          <table:table-cell table:style-name="ce171" table:content-validation-name="val52" table:formula="of:=[.$D32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3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 office:value-type="float" office:value="1" calcext:value-type="float">
            <text:p>1</text:p>
          </table:table-cell>
          <table:table-cell table:style-name="ce171" table:content-validation-name="val52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3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 office:value-type="float" office:value="1" calcext:value-type="float">
            <text:p>1</text:p>
          </table:table-cell>
          <table:table-cell table:style-name="ce171" table:content-validation-name="val52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5" calcext:value-type="float">
            <text:p>5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13" calcext:value-type="float">
            <text:p>13</text:p>
          </table:table-cell>
          <table:table-cell table:style-name="Default" table:number-columns-repeated="4"/>
        </table:table-row>
        <table:table-row table:style-name="ro3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1" table:content-validation-name="val52" table:formula="of:=[.$D35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3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2" calcext:value-type="float">
            <text:p>2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42" table:content-validation-name="val8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109" table:content-validation-name="val34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5" office:value-type="float" office:value="1" calcext:value-type="float">
            <text:p>1</text:p>
          </table:table-cell>
          <table:table-cell table:style-name="ce171" table:content-validation-name="val52" table:formula="of:=[.$D39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4" table:formula="of:=IF(ISBLANK([.$A40]) ;&quot;&quot;;VLOOKUP([.$A40];fortelyok_harci_full;2;0))" office:value-type="float" office:value="2" calcext:value-type="float">
            <text:p>2</text:p>
          </table:table-cell>
          <table:table-cell table:style-name="ce138" table:content-validation-name="val45" office:value-type="float" office:value="1" calcext:value-type="float">
            <text:p>1</text:p>
          </table:table-cell>
          <table:table-cell table:style-name="ce171" table:content-validation-name="val52" table:formula="of:=[.$D40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office:value-type="string" calcext:value-type="string" table:number-columns-spanned="2" table:number-rows-spanned="1">
            <text:p>Harc helyhez kötve</text:p>
          </table:table-cell>
          <table:covered-table-cell table:style-name="ce76"/>
          <table:table-cell table:style-name="ce109" table:content-validation-name="val34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5" office:value-type="float" office:value="1" calcext:value-type="float">
            <text:p>1</text:p>
          </table:table-cell>
          <table:table-cell table:style-name="ce171" table:content-validation-name="val52" table:formula="of:=[.$D41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93" calcext:value-type="float">
            <text:p>93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1" calcext:value-type="float">
            <text:p>1 fok</text:p>
          </table:table-cell>
          <table:table-cell table:style-name="ce172" table:content-validation-name="val58" table:formula="of:=[.$D$50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12" calcext:value-type="float">
            <text:p>12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tikett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0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4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3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27" calcext:value-type="float">
            <text:p>27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771" table:content-validation-name="val136" table:formula="of:=[.C4]+[.D4]" office:value-type="float" office:value="21" calcext:value-type="float">
            <text:p>21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56" calcext:value-type="float">
            <text:p>56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14" calcext:value-type="float">
            <text:p>14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12" calcext:value-type="float">
            <text:p>12</text:p>
          </table:table-cell>
          <table:table-cell table:style-name="ce771" table:content-validation-name="val137" table:formula="of:=[.C5]+[.B5]+[.D5]" office:value-type="float" office:value="46" calcext:value-type="float">
            <text:p>46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13" calcext:value-type="float">
            <text:p>13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6" calcext:value-type="float">
            <text:p>6</text:p>
          </table:table-cell>
          <table:table-cell table:style-name="ce771" table:content-validation-name="val138" table:formula="of:=[.C6]+[.B6]+[.D6]" office:value-type="float" office:value="139" calcext:value-type="float">
            <text:p>139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4" calcext:value-type="float">
            <text:p>4</text:p>
          </table:table-cell>
          <table:table-cell table:style-name="ce771" table:content-validation-name="val139" table:formula="of:=[.C8]+[.B8]+[.D8]" office:value-type="float" office:value="-26" calcext:value-type="float">
            <text:p>-26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8" calcext:value-type="float">
            <text:p>28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54" calcext:value-type="float">
            <text:p>54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3.85714285714286" calcext:value-type="float">
            <text:p>3.86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6" calcext:value-type="float">
            <text:p>6</text:p>
          </table:table-cell>
          <table:table-cell table:style-name="ce618" table:content-validation-name="val104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04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04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50" table:formula="of:=[.C14]+[Alapértékek.$C$21]" office:value-type="float" office:value="7" calcext:value-type="float">
            <text:p>7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104" table:formula="of:=VLOOKUP([.$C15];harcmodorok;2)+[.$E$4]" office:value-type="float" office:value="25" calcext:value-type="float">
            <text:p>25</text:p>
          </table:table-cell>
          <table:table-cell table:style-name="ce618" table:content-validation-name="val104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04" table:formula="of:=VLOOKUP([.$C15];harcmodorok;4)+[.$E$6]" office:value-type="float" office:value="151" calcext:value-type="float">
            <text:p>151</text:p>
          </table:table-cell>
          <table:table-cell table:style-name="ce618" table:content-validation-name="val150" table:formula="of:=[.C15]+[Alapértékek.$C$21]" office:value-type="float" office:value="8" calcext:value-type="float">
            <text:p>8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7" calcext:value-type="float">
            <text:p>7</text:p>
          </table:table-cell>
          <table:table-cell table:style-name="ce618" table:content-validation-name="val104" table:formula="of:=VLOOKUP([.$C16];harcmodorok;2)+[.$E$4]" office:value-type="float" office:value="25" calcext:value-type="float">
            <text:p>25</text:p>
          </table:table-cell>
          <table:table-cell table:style-name="ce618" table:content-validation-name="val104" table:formula="of:=VLOOKUP([.$C16];harcmodorok;3)+[.$E$5]" office:value-type="float" office:value="58" calcext:value-type="float">
            <text:p>58</text:p>
          </table:table-cell>
          <table:table-cell table:style-name="ce618" table:content-validation-name="val104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50" table:formula="of:=[.C16]+[Alapértékek.$C$21]" office:value-type="float" office:value="8" calcext:value-type="float">
            <text:p>8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4" table:formula="of:=VLOOKUP([.$C17];harcmodorok;4)+[.$E$6]" office:value-type="float" office:value="109" calcext:value-type="float">
            <text:p>109</text:p>
          </table:table-cell>
          <table:table-cell table:style-name="ce618" table:content-validation-name="val150" table:formula="of:=[.C17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6" calcext:value-type="float">
            <text:p>6</text:p>
          </table:table-cell>
          <table:table-cell table:style-name="ce618" table:content-validation-name="val104" table:formula="of:=VLOOKUP([.$C18];harcmodorok;2)+[.$E$4]" office:value-type="float" office:value="24" calcext:value-type="float">
            <text:p>24</text:p>
          </table:table-cell>
          <table:table-cell table:style-name="ce618" table:content-validation-name="val104" table:formula="of:=VLOOKUP([.$C18];harcmodorok;3)+[.$E$8]" office:value-type="float" office:value="-17" calcext:value-type="float">
            <text:p>-17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7" calcext:value-type="float">
            <text:p>7</text:p>
          </table:table-cell>
          <table:table-cell table:style-name="ce759" table:content-validation-name="val104" table:formula="of:=VLOOKUP([.$C18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9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60" office:value-type="string" calcext:value-type="string">
            <text:p>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6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0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18" table:content-validation-name="val92" office:value-type="string" calcext:value-type="string">
            <text:p>Kard, másfélkezes</text:p>
          </table:table-cell>
          <table:table-cell table:style-name="ce512" table:content-validation-name="val105" table:formula="of:=IFNA(VLOOKUP([.$A26];kezifegyverek_all;12;0);[Data.$C$32])" office:value-type="float" office:value="7" calcext:value-type="float">
            <text:p>7</text:p>
          </table:table-cell>
          <table:table-cell table:style-name="ce704" table:content-validation-name="val121" office:value-type="float" office:value="1" calcext:value-type="float">
            <text:p>1</text:p>
          </table:table-cell>
          <table:table-cell table:style-name="ce853" table:content-validation-name="val104" table:formula="of:=IFERROR(VLOOKUP([.$A26];kezifegyverek_all;9;0)+[.$C26]*[Data.$S$6];[Data.$C$32])" office:value-type="float" office:value="10" calcext:value-type="float">
            <text:p>10</text:p>
          </table:table-cell>
          <table:table-cell table:style-name="ce853" table:content-validation-name="val104" table:formula="of:=IFERROR(VLOOKUP([.$A26];kezifegyverek_all;10;0)+[.$C26]*[Data.$S$6];[Data.$C$32])" office:value-type="float" office:value="18" calcext:value-type="float">
            <text:p>18</text:p>
          </table:table-cell>
          <table:table-cell table:style-name="ce853" table:content-validation-name="val104" table:formula="of:=IFERROR(VLOOKUP([.$A26];kezifegyverek_all;11;0)+[.$C26]*[Data.$S$6];[Data.$C$32])" office:value-type="float" office:value="18" calcext:value-type="float">
            <text:p>18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office:value-type="string" office:string-value="MK szabály!MK, továbbá:&#10;+1-es Erő alatt forgatva:&#10;1 pontonként -20 minden harcértékre&#10;1:1 levonás SP-ből" calcext:value-type="string" table:number-columns-spanned="2" table:number-rows-spanned="1">
            <text:p>MK szabály!MK, továbbá:</text:p>
            <text:p>+1-es Erő alatt forgatva:</text:p>
            <text:p>1 pontonként -20 minden harcértékre</text:p>
            <text:p>1:1 levonás SP-ből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28" table:content-validation-name="val92" office:value-type="string" calcext:value-type="string">
            <text:p>Csatacsákány</text:p>
          </table:table-cell>
          <table:table-cell table:style-name="ce512" table:content-validation-name="val105" table:formula="of:=IFNA(VLOOKUP([.$A27];kezifegyverek_all;12;0);[Data.$C$32])" office:value-type="float" office:value="7" calcext:value-type="float">
            <text:p>7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float" office:value="5" calcext:value-type="float">
            <text:p>5</text:p>
          </table:table-cell>
          <table:table-cell table:style-name="ce853" table:content-validation-name="val104" table:formula="of:=IFERROR(VLOOKUP([.$A27];kezifegyverek_all;10;0)+[.$C27]*[Data.$S$6];[Data.$C$32])" office:value-type="float" office:value="14" calcext:value-type="float">
            <text:p>14</text:p>
          </table:table-cell>
          <table:table-cell table:style-name="ce853" table:content-validation-name="val104" table:formula="of:=IFERROR(VLOOKUP([.$A27];kezifegyverek_all;11;0)+[.$C27]*[Data.$S$6];[Data.$C$32])" office:value-type="float" office:value="5" calcext:value-type="float">
            <text:p>5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8 Z +10Á" calcext:value-type="string">
            <text:p>8 Z +10Á</text:p>
          </table:table-cell>
          <table:table-cell table:style-name="ce931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18" table:content-validation-name="val92" office:value-type="string" calcext:value-type="string">
            <text:p>Tőr</text:p>
          </table:table-cell>
          <table:table-cell table:style-name="ce512" table:content-validation-name="val105" table:formula="of:=IFNA(VLOOKUP([.$A28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float" office:value="2" calcext:value-type="float">
            <text:p>2</text:p>
          </table:table-cell>
          <table:table-cell table:style-name="ce853" table:content-validation-name="val104" table:formula="of:=IFERROR(VLOOKUP([.$A28];kezifegyverek_all;10;0)+[.$C28]*[Data.$S$6];[Data.$C$32])" office:value-type="float" office:value="4" calcext:value-type="float">
            <text:p>4</text:p>
          </table:table-cell>
          <table:table-cell table:style-name="ce853" table:content-validation-name="val104" table:formula="of:=IFERROR(VLOOKUP([.$A28];kezifegyverek_all;11;0)+[.$C28]*[Data.$S$6];[Data.$C$32])" office:value-type="float" office:value="4" calcext:value-type="float">
            <text:p>4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931" table:formula="of:=COM.MICROSOFT.CONCAT(IF(VLOOKUP([.$A28];kezifegyverek_all;7;0)=1;&quot;MK szabály!&quot;;&quot;&quot;); VLOOKUP([.$A28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3" calcext:value-type="float">
            <text:p>3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6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93" office:value-type="string" calcext:value-type="string">
            <text:p>Távolsági 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6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18" table:content-validation-name="val94" office:value-type="string" calcext:value-type="string">
            <text:p>Hajítótőr</text:p>
          </table:table-cell>
          <table:table-cell table:style-name="ce512" table:content-validation-name="val105" table:formula="of:=VLOOKUP([.$A34];tavolsagi_fegyverek_all;12;0)" office:value-type="float" office:value="5" calcext:value-type="float">
            <text:p>5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12" calcext:value-type="float">
            <text:p>12</text:p>
          </table:table-cell>
          <table:table-cell table:style-name="ce853" table:content-validation-name="val104" table:formula="of:=VLOOKUP([.$A34];tavolsagi_fegyverek_all;10;0)+[.$C34]*[Data.$T$6]" office:value-type="float" office:value="4" calcext:value-type="float">
            <text:p>4</text:p>
          </table:table-cell>
          <table:table-cell table:style-name="ce853" table:formula="of:=VLOOKUP([.$A34];tavolsagi_fegyverek_all;11;0)" office:value-type="float" office:value="2" calcext:value-type="float">
            <text:p>2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3">
          <table:table-cell table:style-name="ce557" table:content-validation-name="val95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31" table:content-validation-name="val106"/>
          <table:table-cell table:style-name="ce63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4" calcext:value-type="float">
            <text:p>14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8" calcext:value-type="float">
            <text:p>138</text:p>
          </table:table-cell>
          <table:table-cell table:style-name="ce1178" table:content-validation-name="val155" table:formula="of:=[.G25]" office:value-type="string" office:string-value="-2 Z" calcext:value-type="string">
            <text:p>-2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5" calcext:value-type="float">
            <text:p>35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6" calcext:value-type="float">
            <text:p>76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9" calcext:value-type="float">
            <text:p>169</text:p>
          </table:table-cell>
          <table:table-cell table:style-name="ce1094" table:content-validation-name="val152" table:formula="of:=[.G26]" office:value-type="string" office:string-value="9 V/S" calcext:value-type="string">
            <text:p>9 V/S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0" calcext:value-type="float">
            <text:p>30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2" calcext:value-type="float">
            <text:p>72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56" calcext:value-type="float">
            <text:p>156</text:p>
          </table:table-cell>
          <table:table-cell table:style-name="ce1094" table:content-validation-name="val152" table:formula="of:=[.G27]" office:value-type="string" office:string-value="8 Z +10Á" calcext:value-type="string">
            <text:p>8 Z +10Á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float" office:value="26" calcext:value-type="float">
            <text:p>26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float" office:value="59" calcext:value-type="float">
            <text:p>59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float" office:value="152" calcext:value-type="float">
            <text:p>152</text:p>
          </table:table-cell>
          <table:table-cell table:style-name="ce1094" table:content-validation-name="val152" table:formula="of:=[.G28]" office:value-type="string" office:string-value="4 S/V" calcext:value-type="string">
            <text:p>4 S/V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float" office:value="2" calcext:value-type="float">
            <text:p>2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36" calcext:value-type="float">
            <text:p>36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13" calcext:value-type="float">
            <text:p>-13</text:p>
          </table:table-cell>
          <table:table-cell table:style-name="ce1153" table:content-validation-name="val133" table:formula="of:=IF(ISNUMBER([.F34]);&quot;Osztó: &quot;&amp;[.F34];[Data.C32])" office:value-type="string" office:string-value="Osztó: 2" calcext:value-type="string">
            <text:p>Osztó: 2</text:p>
          </table:table-cell>
          <table:table-cell table:style-name="ce1180" table:content-validation-name="val154" table:formula="of:=[.G34]" office:value-type="string" office:string-value="0 S" calcext:value-type="string">
            <text:p>0 S</text:p>
          </table:table-cell>
          <table:table-cell table:style-name="ce933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3" calcext:value-type="float">
            <text:p>3</text:p>
          </table:table-cell>
          <table:table-cell table:style-name="ce663" table:content-validation-name="val141" table:formula="of:=ROUNDUP([Alapértékek.$J$32]*[Alapértékek.$D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3" calcext:value-type="float">
            <text:p>3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636" table:number-columns-repeated="2"/>
          <table:table-cell table:style-name="ce633"/>
          <table:table-cell table:style-name="ce636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7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2" calcext:value-type="float">
            <text:p>2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7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office:value-type="string" calcext:value-type="string" table:number-columns-spanned="2" table:number-rows-spanned="1">
            <text:p>Brigantin bőrpáncél</text:p>
          </table:table-cell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7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7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7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16" table:number-columns-spanned="2" table:number-rows-spanned="1"/>
          <table:covered-table-cell table:style-name="ce68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10" calcext:value-type="float">
            <text:p>1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12" calcext:value-type="float">
            <text:p>12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7" calcext:value-type="float">
            <text:p>7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20" calcext:value-type="float" table:number-columns-spanned="3" table:number-rows-spanned="1">
            <text:p>20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2" calcext:value-type="float">
            <text:p>-2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12" calcext:value-type="float">
            <text:p>-12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22" calcext:value-type="float">
            <text:p>-22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9">
          <table:table-cell table:style-name="ce495" table:number-columns-repeated="9"/>
          <table:table-cell table:number-columns-repeated="247"/>
        </table:table-row>
        <table:table-row table:style-name="ro3" table:number-rows-repeated="983023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41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6" calcext:value-type="float" table:number-columns-spanned="2" table:number-rows-spanned="1">
            <text:p>6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99" calcext:value-type="float" table:number-columns-spanned="2" table:number-rows-spanned="1">
            <text:p>99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7" calcext:value-type="float">
            <text:p>7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4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office:value-type="string" calcext:value-type="string" table:number-columns-spanned="4" table:number-rows-spanned="1">
            <text:p>Papi szakrális</text:p>
          </table:table-cell>
          <table:covered-table-cell table:style-name="ce69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47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4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2">Szféra, Arkánum, Slan képzettségek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➖➖ Anyag szféra ➖➖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➖➖ Lélek szféra ➖➖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10">Speciális diszciplínák, pszí fortélyok </text:span><text:span text:style-name="T11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0">Pszi alkalmazás (fortély) </text:span><text:span text:style-name="T11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2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1" calcext:value-type="float">
            <text:p>1</text:p>
          </table:table-cell>
          <table:table-cell table:style-name="ce1226" table:content-validation-name="val104" table:formula="of:=[.$L30]*[$Data.$C$12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2">Pszí-iskola (képzettség) </text:span><text:span text:style-name="T13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2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1" calcext:value-type="float">
            <text:p>1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7" table:default-cell-style-name="ce69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554"/>
          <table:table-cell table:style-name="ce1561" office:value-type="string" calcext:value-type="string">
            <text:p>Fegyver</text:p>
          </table:table-cell>
          <table:table-cell table:style-name="ce1648" office:value-type="string" calcext:value-type="string">
            <text:p>Típus</text:p>
          </table:table-cell>
          <table:table-cell table:style-name="ce1561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office:value-type="string" calcext:value-type="string">
            <text:p>Íves</text:p>
          </table:table-cell>
          <table:table-cell table:style-name="ce1688" office:value-type="string" calcext:value-type="string">
            <text:p>1,5 kezes</text:p>
          </table:table-cell>
          <table:table-cell table:style-name="ce1672" office:value-type="string" calcext:value-type="string">
            <text:p>Pengehossz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TÉ</text:p>
          </table:table-cell>
          <table:table-cell table:style-name="ce1672" office:value-type="string" calcext:value-type="string">
            <text:p>VÉ</text:p>
          </table:table-cell>
          <table:table-cell table:style-name="ce1672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720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Közelharci fegyverek</text:p>
          </table:table-cell>
          <table:table-cell table:style-name="ce1562" office:value-type="string" calcext:value-type="string">
            <text:p><text:s/>__</text:p>
          </table:table-cell>
          <table:table-cell table:style-name="ce1649"/>
          <table:table-cell table:number-columns-repeated="3" table:style-name="ce1649" office:value-type="string" calcext:value-type="string">
            <text:p>N/A</text:p>
          </table:table-cell>
          <table:table-cell table:style-name="ce1562"/>
          <table:table-cell table:style-name="ce1689"/>
          <table:table-cell table:number-columns-repeated="5" table:style-name="ce1649" office:value-type="string" calcext:value-type="string">
            <text:p>N/A</text:p>
          </table:table-cell>
          <table:table-cell table:style-name="ce1562" table:number-columns-repeated="2"/>
          <table:table-cell table:style-name="ce1771" table:number-columns-repeated="241"/>
          <table:table-cell table:number-columns-repeated="16128"/>
        </table:table-row>
        <table:table-row table:style-name="ro17">
          <table:table-cell/>
          <table:table-cell table:style-name="ce1563" office:value-type="string" calcext:value-type="string">
            <text:p>Puszta kéz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-5" calcext:value-type="float">
            <text:p>-5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92"/>
          <table:table-cell table:style-name="ce1700" office:value-type="float" office:value="0" calcext:value-type="float">
            <text:p>0</text:p>
          </table:table-cell>
          <table:table-cell table:number-columns-repeated="3" table:style-name="ce1650" office:value-type="float" office:value="-10" calcext:value-type="float">
            <text:p>-10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54"/>
          <table:table-cell table:style-name="ce1565" office:value-type="string" calcext:value-type="string">
            <text:p>Béltépő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Dzsambi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Garott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string" calcext:value-type="string">
            <text:p>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string" calcext:value-type="string">
            <text:p>spec.</text:p>
          </table:table-cell>
          <table:table-cell table:number-columns-repeated="3"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-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risz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Levéltőr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arkolatgomb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éregfog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number-columns-repeated="2" table:style-name="ce1660" office:value-type="float" office:value="3" calcext:value-type="float">
            <text:p>3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Pugos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3" calcext:value-type="float">
            <text:p>3</text:p>
          </table:table-cell>
          <table:table-cell table:number-columns-repeated="3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, hárít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6" office:value-type="string" calcext:value-type="string">
            <text:p><text:span text:style-name="T17">Nagyon</text:span><text:span text:style-name="T18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Tőr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, ököl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3">
          <table:table-cell table:style-name="ce1556"/>
          <table:table-cell table:style-name="ce1635" office:value-type="string" calcext:value-type="string">
            <text:p>Tőr, páncélszúr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73" office:value-type="string" calcext:value-type="string">
            <text:p>5+Erő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Tőr, Sla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3">
          <table:table-cell table:style-name="ce1447"/>
          <table:table-cell table:style-name="ce1637" office:value-type="string" calcext:value-type="string">
            <text:p>Vasököl / páncélkesztyű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11" office:value-type="string" calcext:value-type="string">
            <text:p>közelharc</text:p>
          </table:table-cell>
          <table:table-cell table:style-name="ce1748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9">
          <table:table-cell table:style-name="ce1555" office:value-type="string" calcext:value-type="string">
            <text:p>Kardvívó fegyverek</text:p>
          </table:table-cell>
          <table:table-cell table:style-name="ce1563" office:value-type="string" calcext:value-type="string">
            <text:p>Kard, dzsenn szably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V/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692"/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number-columns-repeated="2" table:style-name="ce1650" office:value-type="float" office:value="15" calcext:value-type="float">
            <text:p>15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emreli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number-columns-repeated="2"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/>
          <table:table-cell table:number-columns-repeated="16369"/>
        </table:table-row>
        <table:table-row table:style-name="ro20">
          <table:table-cell/>
          <table:table-cell table:style-name="ce1565" office:value-type="string" calcext:value-type="string">
            <text:p>Kard, fejvadás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9">KF</text:span><text:span text:style-name="T20">: Tradíció: Fejvadász – 6.szint</text:span></text:p>
            <text:p><text:span text:style-name="T20">Gorviki klánnal, vagy mesterrel.</text:span></text:p>
            <text:p><text:span text:style-name="T20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handzsá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hiequa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/V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hosszú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Kard, jatagá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68" office:value-type="string" calcext:value-type="string">
            <text:p><text:span text:style-name="T15"> </text:span><text:span text:style-name="T16">V/S</text:span>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khossa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6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number-columns-repeated="2" table:style-name="ce1651" office:value-type="float" office:value="11" calcext:value-type="float">
            <text:p>11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La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1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lovag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565" office:value-type="string" calcext:value-type="string">
            <text:p>Kard, másfél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mester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Pu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1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565" office:value-type="string" calcext:value-type="string">
            <text:p>Kard, Slan 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9" calcext:value-type="float">
            <text:p>19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</text:span>, <text:span text:style-name="T21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Slan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1" calcext:value-type="float">
            <text:p>11</text:p>
          </table:table-cell>
          <table:table-cell table:number-columns-repeated="2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Slan csata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23" calcext:value-type="float">
            <text:p>23</text:p>
          </table:table-cell>
          <table:table-cell table:style-name="ce1651" office:value-type="float" office:value="17" calcext:value-type="float">
            <text:p>17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Kard,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6"/>
          <table:table-cell table:style-name="ce1635" office:value-type="string" calcext:value-type="string">
            <text:p>Mara-sequor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2">MK, KF</text:span><text:span text:style-name="T23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556"/>
          <table:table-cell table:style-name="ce1635" office:value-type="string" calcext:value-type="string">
            <text:p>Meneth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2">KF</text:span><text:span text:style-name="T23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Predoci egyeneskard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Sequor 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1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52"/>
          <table:table-cell table:style-name="ce1638" office:value-type="string" calcext:value-type="string">
            <text:p>Tőrkard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string" calcext:value-type="string">
            <text:p>S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96"/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number-columns-repeated="2" table:style-name="ce1654" office:value-type="float" office:value="12" calcext:value-type="float">
            <text:p>12</text:p>
          </table:table-cell>
          <table:table-cell table:style-name="ce1654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0">- Az áldozat páncéldobás során -1 büntetést szenved el</text:span></text:p>
            <text:p><text:span text:style-name="T20">- Pontra támadás manővernél: a manőver nehézsége 1-el csökken </text:span></text:p>
            <text:p><text:span text:style-name="T20">- Ha az ellenfél is tőrkarddal harcol, mindketten kapnak +10 VÉ bónuszt.</text:span></text:p>
            <text:p><text:span text:style-name="T20">- Erőbónusz nem számít!</text:span></text:p>
            <text:p><text:span text:style-name="T20">- Könnyebb ellene a fegyvertörés Manőver: </text:span><text:span text:style-name="T24">+2</text:span></text:p>
            <text:p><text:span text:style-name="T20">- Zúzó fegyverek ellen VÉ büntetés: </text:span><text:span text:style-name="T24">-8 VÉ</text:span>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Zúzó fegyverek</text:p>
          </table:table-cell>
          <table:table-cell table:style-name="ce1563" office:value-type="string" calcext:value-type="string">
            <text:p>Bot, rövid</text:p>
          </table:table-cell>
          <table:table-cell table:style-name="ce1650" office:value-type="string" calcext:value-type="string">
            <text:p>egykezes</text:p>
          </table:table-cell>
          <table:table-cell table:style-name="ce1656" office:value-type="float" office:value="-3" calcext:value-type="float">
            <text:p>-3</text:p>
          </table:table-cell>
          <table:table-cell table:style-name="ce1656" office:value-type="string" calcext:value-type="string">
            <text:p>Z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692"/>
          <table:table-cell table:style-name="ce1651" office:value-type="float" office:value="0.5" calcext:value-type="float">
            <text:p>0.5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9" calcext:value-type="float">
            <text:p>9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ot, furkó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-1" calcext:value-type="float">
            <text:p>-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6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20" calcext:value-type="float">
            <text:p>20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710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lánco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5" calcext:value-type="float">
            <text:p>15</text:p>
          </table:table-cell>
          <table:table-cell table:number-columns-repeated="2"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shadleki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tolla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egykeze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Csatacsákány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zúzás</text:p>
          </table:table-cell>
          <table:table-cell table:style-name="ce175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52"/>
          <table:table-cell table:style-name="ce1638" office:value-type="string" calcext:value-type="string">
            <text:p>Harci kalapács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96"/>
          <table:table-cell table:style-name="ce1655" office:value-type="float" office:value="1.5" calcext:value-type="float">
            <text:p>1.5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20" calcext:value-type="float">
            <text:p>20</text:p>
          </table:table-cell>
          <table:table-cell table:number-columns-repeated="2" table:style-name="ce165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6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+Z/V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92"/>
          <table:table-cell table:style-name="ce1652" office:value-type="float" office:value="3" calcext:value-type="float">
            <text:p>3</text:p>
          </table:table-cell>
          <table:table-cell table:style-name="ce1656" office:value-type="float" office:value="12" calcext:value-type="float">
            <text:p>12</text:p>
          </table:table-cell>
          <table:table-cell table:number-columns-repeated="2" table:style-name="ce1656" office:value-type="float" office:value="28" calcext:value-type="float">
            <text:p>28</text:p>
          </table:table-cell>
          <table:table-cell table:style-name="ce1656" office:value-type="float" office:value="8" calcext:value-type="float">
            <text:p>8</text:p>
          </table:table-cell>
          <table:table-cell table:style-name="ce1710" office:value-type="string" calcext:value-type="string">
            <text:p>lándzsavívás</text:p>
          </table:table-cell>
          <table:table-cell table:style-name="ce1756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 table:style-name="ce1556"/>
          <table:table-cell table:style-name="ce1635" office:value-type="string" calcext:value-type="string">
            <text:p>Bot, hosszú</text:p>
          </table:table-cell>
          <table:table-cell table:style-name="ce1652" office:value-type="string" calcext:value-type="string">
            <text:p>két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24" calcext:value-type="float">
            <text:p>24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4">
          <table:table-cell table:style-name="ce1556"/>
          <table:table-cell table:style-name="ce1635" office:value-type="string" calcext:value-type="string">
            <text:p>Lándzs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number-columns-repeated="2" table:style-name="ce1652" office:value-type="float" office:value="32" calcext:value-type="float">
            <text:p>3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4">
          <table:table-cell table:style-name="ce1556"/>
          <table:table-cell table:style-name="ce1635" office:value-type="string" calcext:value-type="string">
            <text:p>Pik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number-columns-repeated="2" table:style-name="ce1652" office:value-type="float" office:value="40" calcext:value-type="float">
            <text:p>40</text:p>
          </table:table-cell>
          <table:table-cell table:style-name="ce1652" office:value-type="float" office:value="9" calcext:value-type="float">
            <text:p>9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 table:style-name="ce1556"/>
          <table:table-cell table:style-name="ce1635" office:value-type="string" calcext:value-type="string">
            <text:p>Szigo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7" calcext:value-type="float">
            <text:p>7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3">
          <table:table-cell table:style-name="ce1557"/>
          <table:table-cell table:style-name="ce1640" office:value-type="string" calcext:value-type="string">
            <text:p>Szigony, kétkeze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95"/>
          <table:table-cell table:style-name="ce1657" office:value-type="float" office:value="3" calcext:value-type="float">
            <text:p>3</text:p>
          </table:table-cell>
          <table:table-cell table:style-name="ce1657" office:value-type="float" office:value="10" calcext:value-type="float">
            <text:p>10</text:p>
          </table:table-cell>
          <table:table-cell table:style-name="ce1657" office:value-type="float" office:value="22" calcext:value-type="float">
            <text:p>22</text:p>
          </table:table-cell>
          <table:table-cell table:style-name="ce1657" office:value-type="float" office:value="26" calcext:value-type="float">
            <text:p>26</text:p>
          </table:table-cell>
          <table:table-cell table:style-name="ce1657" office:value-type="float" office:value="8" calcext:value-type="float">
            <text:p>8</text:p>
          </table:table-cell>
          <table:table-cell table:style-name="ce1717" office:value-type="string" calcext:value-type="string">
            <text:p>lándzsavívás</text:p>
          </table:table-cell>
          <table:table-cell table:style-name="ce1758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style-name="ce1559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773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555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number-columns-repeated="2" table:style-name="ce1663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5">
          <table:table-cell table:style-name="ce1560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3" calcext:value-type="float">
            <text:p>3</text:p>
          </table:table-cell>
          <table:table-cell table:style-name="ce1677" table:number-columns-repeated="2"/>
          <table:table-cell table:style-name="ce1664" office:value-type="string" calcext:value-type="string">
            <text:p>5m + (Erő x 3)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3" calcext:value-type="float">
            <text:p>3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8" office:value-type="string" calcext:value-type="string">
            <text:p>hajítás</text:p>
          </table:table-cell>
          <table:table-cell table:style-name="ce1761" office:value-type="string" calcext:value-type="string">
            <text:p>Követelmény: Erő +0</text:p>
            <text:p><text:span text:style-name="T25">Maximális hatótávolsága: </text:span><text:span text:style-name="T26">5m + (Erő x 3)</text:span>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1774"/>
          <table:table-cell table:style-name="ce1775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4m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Hajítóbárd</text:p>
          </table:table-cell>
          <table:table-cell table:style-name="ce1646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54"/>
          <table:table-cell table:style-name="ce1645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15m</text:p>
          </table:table-cell>
          <table:table-cell table:style-name="ce1671" office:value-type="float" office:value="12" calcext:value-type="float">
            <text:p>12</text:p>
          </table:table-cell>
          <table:table-cell table:style-name="ce1671" office:value-type="float" office:value="4" calcext:value-type="float">
            <text:p>4</text:p>
          </table:table-cell>
          <table:table-cell table:style-name="ce164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19" office:value-type="string" calcext:value-type="string">
            <text:p>hajítás</text:p>
          </table:table-cell>
          <table:table-cell table:style-name="ce176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10" calcext:value-type="float">
            <text:p>-10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Lassz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4" office:value-type="string" calcext:value-type="string">
            <text:p>-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10m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5" table:number-columns-repeated="241"/>
          <table:table-cell table:number-columns-repeated="16128"/>
        </table:table-row>
        <table:table-row table:style-name="ro27">
          <table:table-cell/>
          <table:table-cell table:style-name="ce1646" office:value-type="string" calcext:value-type="string">
            <text:p>Parittya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70m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0m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5" calcext:value-type="float">
            <text:p>-5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9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3">
          <table:table-cell table:style-name="ce1447"/>
          <table:table-cell table:style-name="ce1647" office:value-type="string" calcext:value-type="string">
            <text:p>Tőr</text:p>
          </table:table-cell>
          <table:table-cell table:style-name="ce1647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81" table:number-columns-repeated="2"/>
          <table:table-cell table:style-name="ce1666" office:value-type="string" calcext:value-type="string">
            <text:p>10m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float" office:value="2" calcext:value-type="float">
            <text:p>2</text:p>
          </table:table-cell>
          <table:table-cell table:style-name="ce1647" office:value-type="float" office:value="2" calcext:value-type="float">
            <text:p>2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55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84"/>
          <table:table-cell table:style-name="ce1697"/>
          <table:table-cell table:style-name="ce1663" office:value-type="string" calcext:value-type="string">
            <text:p>60m</text:p>
          </table:table-cell>
          <table:table-cell table:number-columns-repeated="2" table:style-name="ce1663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5" calcext:value-type="float">
            <text:p>5</text:p>
          </table:table-cell>
          <table:table-cell table:style-name="ce1709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1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7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3" calcext:value-type="float">
            <text:p>3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6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7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7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646" office:value-type="string" calcext:value-type="string">
            <text:p>Fúvócső, kicsi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string" calcext:value-type="string">
            <text:p>spec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16m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Fúvócső, vadász</text:p>
          </table:table-cell>
          <table:table-cell table:style-name="ce1646" office:value-type="string" calcext:value-type="string">
            <text:p>kétkezes</text:p>
          </table:table-cell>
          <table:table-cell table:style-name="ce1664" office:value-type="float" office:value="-10" calcext:value-type="float">
            <text:p>-1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30m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0" calcext:value-type="float">
            <text:p>1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íjászat</text:p>
          </table:table-cell>
          <table:table-cell table:style-name="ce1765"/>
          <table:table-cell table:style-name="ce1775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9" calcext:value-type="float">
            <text:p>9</text:p>
          </table:table-cell>
          <table:table-cell table:style-name="ce1709" office:value-type="string" calcext:value-type="string">
            <text:p>lövészet</text:p>
          </table:table-cell>
          <table:table-cell table:style-name="ce17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8" calcext:value-type="float">
            <text:p>8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15" calcext:value-type="float">
            <text:p>15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5" office:value-type="float" office:value="20" calcext:value-type="float">
            <text:p>2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47"/>
          <table:table-cell table:style-name="ce1647" office:value-type="string" calcext:value-type="string">
            <text:p>Aquir nyílpuska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string" calcext:value-type="string">
            <text:p>halál / +6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0" calcext:value-type="float">
            <text:p>20</text:p>
          </table:table-cell>
          <table:table-cell table:style-name="ce1681" table:number-columns-repeated="2"/>
          <table:table-cell table:style-name="ce1666" office:value-type="string" calcext:value-type="string">
            <text:p>50m</text:p>
          </table:table-cell>
          <table:table-cell table:style-name="ce1647" office:value-type="float" office:value="8" calcext:value-type="float">
            <text:p>8</text:p>
          </table:table-cell>
          <table:table-cell table:style-name="ce1647" office:value-type="float" office:value="16" calcext:value-type="float">
            <text:p>16</text:p>
          </table:table-cell>
          <table:table-cell table:style-name="ce1647" office:value-type="float" office:value="4" calcext:value-type="float">
            <text:p>4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28">* Halálos hatása csak aquir kézben érvényesül</text:span></text:p>
            <text:p><text:span text:style-name="T28">** Páncéltörő</text:span></text:p>
          </table:table-cell>
          <table:table-cell table:style-name="ce1768"/>
          <table:table-cell table:style-name="ce385" table:number-columns-repeated="240"/>
          <table:table-cell table:number-columns-repeated="16128"/>
        </table:table-row>
        <table:table-row table:style-name="ro3">
          <table:table-cell table:style-name="ce1554"/>
          <table:table-cell table:number-columns-repeated="12"/>
          <table:table-cell table:style-name="ce641"/>
          <table:table-cell table:number-columns-repeated="16370"/>
        </table:table-row>
        <table:table-row table:style-name="ro3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number-columns-repeated="2"/>
          <table:table-cell table:style-name="ce1659"/>
          <table:table-cell table:number-columns-repeated="10"/>
          <table:table-cell table:style-name="ce641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3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56"/>
          <table:covered-table-cell table:style-name="ce1421"/>
          <table:table-cell table:style-name="ce647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47"/>
          <table:table-cell table:style-name="ce1413"/>
          <table:table-cell table:style-name="ce1556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2">
          <table:table-cell table:style-name="ce139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7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2">
          <table:table-cell table:style-name="ce139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2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5"><text:a xlink:href="https://github.com/kaktusztea/km100/blob/master/md/kepzettsegek/szakma.md" xlink:type="simple">Szakma</text:a></text:span><text:span text:style-name="T35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5"><text:a xlink:href="https://github.com/kaktusztea/km100/blob/master/md/kepzettsegek/osi_nyelv_ismerete.md" xlink:type="simple">Ősi nyelv ismerete</text:a></text:span><text:span text:style-name="T3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403" office:value-type="string" calcext:value-type="string">
            <text:p><text:span text:style-name="T36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2">
          <table:table-cell table:style-name="ce1403" office:value-type="string" calcext:value-type="string">
            <text:p><text:span text:style-name="T36">↓ </text:span>Slan – Chi Harc ↓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3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4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29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29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4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4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9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span text:style-name="T37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9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span text:style-name="T37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29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3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29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ce1844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2">➖➖ Vegyes</text:span><text:span text:style-name="T33"> </text:span><text:span text:style-name="T34">➖➖</text:span></text:p>
          </table:table-cell>
          <table:table-cell table:number-columns-repeated="2"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4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29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/>
          <table:table-cell table:style-name="ce1847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28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2">➖➖ Varázslási módszerek</text:span><text:span text:style-name="T33"> </text:span><text:span text:style-name="T34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908" office:value-type="string" calcext:value-type="string">
            <text:p>Karakter pontok (KP) elosztása </text:p>
          </table:table-cell>
          <table:table-cell table:style-name="ce1908"/>
          <table:table-cell table:number-columns-repeated="16382"/>
        </table:table-row>
        <table:table-row table:style-name="ro24">
          <table:table-cell/>
          <table:table-cell table:style-name="ce190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09"/>
          <table:table-cell table:number-columns-repeated="16382"/>
        </table:table-row>
        <table:table-row table:style-name="ro31">
          <table:table-cell/>
          <table:table-cell table:style-name="ce190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09"/>
          <table:table-cell table:number-columns-repeated="16382"/>
        </table:table-row>
        <table:table-row table:style-name="ro31">
          <table:table-cell/>
          <table:table-cell table:style-name="ce19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09"/>
          <table:table-cell table:number-columns-repeated="16382"/>
        </table:table-row>
        <table:table-row table:style-name="ro31">
          <table:table-cell/>
          <table:table-cell table:style-name="ce190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4">
          <table:table-cell table:style-name="ce190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1909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190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76"/>
        <table:table-row table:style-name="ro2">
          <table:table-cell table:style-name="ce1879" office:value-type="string" calcext:value-type="string">
            <text:p>V8.6.8</text:p>
          </table:table-cell>
        </table:table-row>
        <table:table-row table:style-name="ro3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3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3">
          <table:table-cell table:style-name="ce18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3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3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7</text:p>
          </table:table-cell>
        </table:table-row>
        <table:table-row table:style-name="ro3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3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3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3">
          <table:table-cell table:style-name="ce1880" office:value-type="string" calcext:value-type="string">
            <text:p>* Tradíció lista frissítve</text:p>
          </table:table-cell>
        </table:table-row>
        <table:table-row table:style-name="ro3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6</text:p>
          </table:table-cell>
        </table:table-row>
        <table:table-row table:style-name="ro3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5</text:p>
          </table:table-cell>
        </table:table-row>
        <table:table-row table:style-name="ro3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4</text:p>
          </table:table-cell>
        </table:table-row>
        <table:table-row table:style-name="ro3">
          <table:table-cell table:style-name="ce1880" office:value-type="string" calcext:value-type="string">
            <text:p>* KP Alap megszűnt</text:p>
          </table:table-cell>
        </table:table-row>
        <table:table-row table:style-name="ro3">
          <table:table-cell table:style-name="ce1880" office:value-type="string" calcext:value-type="string">
            <text:p>* KP / Szint: 50 + Intelligencia</text:p>
          </table:table-cell>
        </table:table-row>
        <table:table-row table:style-name="ro3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80" office:value-type="string" calcext:value-type="string">
            <text:p>* Új Leíró Hátterek</text:p>
          </table:table-cell>
        </table:table-row>
        <table:table-row table:style-name="ro3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3</text:p>
          </table:table-cell>
        </table:table-row>
        <table:table-row table:style-name="ro3">
          <table:table-cell table:style-name="ce1880" office:value-type="string" calcext:value-type="string">
            <text:p>* Helyismeret db számláló</text:p>
          </table:table-cell>
        </table:table-row>
        <table:table-row table:style-name="ro3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3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80" office:value-type="string" calcext:value-type="string">
            <text:p>* Leíró Hátterek bekerültek</text:p>
          </table:table-cell>
        </table:table-row>
        <table:table-row table:style-name="ro3">
          <table:table-cell table:style-name="ce1880" office:value-type="string" calcext:value-type="string">
            <text:p>* Vadember fortély bekerült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2</text:p>
          </table:table-cell>
        </table:table-row>
        <table:table-row table:style-name="ro3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1</text:p>
          </table:table-cell>
        </table:table-row>
        <table:table-row table:style-name="ro3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80" office:value-type="string" calcext:value-type="string">
            <text:p>* rengeteg apró javítás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6.0</text:p>
          </table:table-cell>
        </table:table-row>
        <table:table-row table:style-name="ro3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80" office:value-type="string" calcext:value-type="string">
            <text:p>* Data fül teljes átrendezése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5.1</text:p>
          </table:table-cell>
        </table:table-row>
        <table:table-row table:style-name="ro3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5.0 – 1K</text:p>
          </table:table-cell>
        </table:table-row>
        <table:table-row table:style-name="ro3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80" office:value-type="string" calcext:value-type="string">
            <text:p>* SFÉ számítása automatikus</text:p>
          </table:table-cell>
        </table:table-row>
        <table:table-row table:style-name="ro3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3.2</text:p>
          </table:table-cell>
        </table:table-row>
        <table:table-row table:style-name="ro3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3.1</text:p>
          </table:table-cell>
        </table:table-row>
        <table:table-row table:style-name="ro3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3">
          <table:table-cell table:style-name="ce1880" office:value-type="string" calcext:value-type="string">
            <text:p>* Szakma lista</text:p>
          </table:table-cell>
        </table:table-row>
        <table:table-row table:style-name="ro3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3.0</text:p>
          </table:table-cell>
        </table:table-row>
        <table:table-row table:style-name="ro3">
          <table:table-cell table:style-name="ce1880" office:value-type="string" calcext:value-type="string">
            <text:p>* Történelemismeret: Átfogó</text:p>
          </table:table-cell>
        </table:table-row>
        <table:table-row table:style-name="ro3">
          <table:table-cell table:style-name="ce1880" office:value-type="string" calcext:value-type="string">
            <text:p>* Műveltség: Átlagos (új)</text:p>
          </table:table-cell>
        </table:table-row>
        <table:table-row table:style-name="ro3">
          <table:table-cell table:style-name="ce1880" office:value-type="string" calcext:value-type="string">
            <text:p>* Irodalom-ismeret megszűnt</text:p>
          </table:table-cell>
        </table:table-row>
        <table:table-row table:style-name="ro3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2.6</text:p>
          </table:table-cell>
        </table:table-row>
        <table:table-row table:style-name="ro3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3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2.4</text:p>
          </table:table-cell>
        </table:table-row>
        <table:table-row table:style-name="ro3">
          <table:table-cell table:style-name="ce1880" office:value-type="string" calcext:value-type="string">
            <text:p>* Fülek átnevezése, színezése</text:p>
          </table:table-cell>
        </table:table-row>
        <table:table-row table:style-name="ro3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2.3</text:p>
          </table:table-cell>
        </table:table-row>
        <table:table-row table:style-name="ro3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Új fül: Fortélyok</text:p>
          </table:table-cell>
        </table:table-row>
        <table:table-row table:style-name="ro3">
          <table:table-cell table:style-name="ce1879"/>
        </table:table-row>
        <table:table-row table:style-name="ro2">
          <table:table-cell table:style-name="ce1879" office:value-type="string" calcext:value-type="string">
            <text:p>V8.2.2</text:p>
          </table:table-cell>
        </table:table-row>
        <table:table-row table:style-name="ro3">
          <table:table-cell table:style-name="ce1880" office:value-type="string" calcext:value-type="string">
            <text:p>* Új betűtípus: Avenir</text:p>
          </table:table-cell>
        </table:table-row>
        <table:table-row table:style-name="ro3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2.0</text:p>
          </table:table-cell>
        </table:table-row>
        <table:table-row table:style-name="ro3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80" office:value-type="string" calcext:value-type="string">
            <text:p>* Kétkezes harc táblázat</text:p>
          </table:table-cell>
        </table:table-row>
        <table:table-row table:style-name="ro3">
          <table:table-cell table:style-name="ce1880" office:value-type="string" calcext:value-type="string">
            <text:p>* Páncélok, vértek táblázat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1.1</text:p>
          </table:table-cell>
        </table:table-row>
        <table:table-row table:style-name="ro3">
          <table:table-cell table:style-name="ce1880" office:value-type="string" calcext:value-type="string">
            <text:p>* Max szint: 21</text:p>
          </table:table-cell>
        </table:table-row>
        <table:table-row table:style-name="ro3">
          <table:table-cell table:style-name="ce1880" office:value-type="string" calcext:value-type="string">
            <text:p>* KP Alap: 150</text:p>
          </table:table-cell>
        </table:table-row>
        <table:table-row table:style-name="ro3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1.0</text:p>
          </table:table-cell>
        </table:table-row>
        <table:table-row table:style-name="ro3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0.5</text:p>
          </table:table-cell>
        </table:table-row>
        <table:table-row table:style-name="ro3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80" office:value-type="string" calcext:value-type="string">
            <text:p>* KP maradt warning formázás</text:p>
          </table:table-cell>
        </table:table-row>
        <table:table-row table:style-name="ro3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0.1</text:p>
          </table:table-cell>
        </table:table-row>
        <table:table-row table:style-name="ro3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8.0.0</text:p>
          </table:table-cell>
        </table:table-row>
        <table:table-row table:style-name="ro3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1880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3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7.9.3</text:p>
          </table:table-cell>
        </table:table-row>
        <table:table-row table:style-name="ro3">
          <table:table-cell table:style-name="ce1880" office:value-type="string" calcext:value-type="string">
            <text:p>* Új érték: Aura (3.fül)</text:p>
          </table:table-cell>
        </table:table-row>
        <table:table-row table:style-name="ro3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7.9.2</text:p>
          </table:table-cell>
        </table:table-row>
        <table:table-row table:style-name="ro3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7.9.1</text:p>
          </table:table-cell>
        </table:table-row>
        <table:table-row table:style-name="ro3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80"/>
        </table:table-row>
        <table:table-row table:style-name="ro2">
          <table:table-cell table:style-name="ce1879" office:value-type="string" calcext:value-type="string">
            <text:p>V7.9</text:p>
          </table:table-cell>
        </table:table-row>
        <table:table-row table:style-name="ro3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8</text:p>
          </table:table-cell>
        </table:table-row>
        <table:table-row table:style-name="ro3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7.1</text:p>
          </table:table-cell>
        </table:table-row>
        <table:table-row table:style-name="ro3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7</text:p>
          </table:table-cell>
        </table:table-row>
        <table:table-row table:style-name="ro3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6.1</text:p>
          </table:table-cell>
        </table:table-row>
        <table:table-row table:style-name="ro3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6</text:p>
          </table:table-cell>
        </table:table-row>
        <table:table-row table:style-name="ro3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5</text:p>
          </table:table-cell>
        </table:table-row>
        <table:table-row table:style-name="ro3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4</text:p>
          </table:table-cell>
        </table:table-row>
        <table:table-row table:style-name="ro3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3" office:value-type="string" calcext:value-type="string">
            <text:p>V7.3</text:p>
          </table:table-cell>
        </table:table-row>
        <table:table-row table:style-name="ro3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2</text:p>
          </table:table-cell>
        </table:table-row>
        <table:table-row table:style-name="ro3">
          <table:table-cell table:style-name="ce1881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1</text:p>
          </table:table-cell>
        </table:table-row>
        <table:table-row table:style-name="ro3">
          <table:table-cell table:style-name="ce1881" office:value-type="string" calcext:value-type="string">
            <text:p>* Buzogány harcértéke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0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:</text:span><text:span text:style-name="T1"> Tartós sérülés: +10-50 KP (kézzel beírandó, hozzáadódik a max KP-khoz)</text:span></text:p>
          </table:table-cell>
        </table:table-row>
        <table:table-row table:style-name="ro34">
          <table:table-cell table:style-name="ce1881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9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Kiegészítő KP / Szint: (</text:span><text:span text:style-name="T47">20</text:span><text:span text:style-name="T1">+Emlékezet)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1 HM = 4 KP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Érzékek KP értéke változott! Összevonásra kerültek.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Vakság: 45KP, Süketség: 35 KP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Mágikus célzás: új harcmodor (Ostromlövészet átment a tartalék oldalra)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Erőbónusz: Erő +2 feletti része 1:1-ben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8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Pajzsok választhatók listából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Új]</text:span>: Erőbónusz beszámít: (Erő/2) <text:span text:style-name="T48">→ </text:span><text:span text:style-name="T49">lefelé</text:span><text:span text:style-name="T48"> kerekítve</text:span>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34">
          <table:table-cell table:style-name="ce1881" office:value-type="string" calcext:value-type="string">
            <text:p>                   <text:span text:style-name="T48">→</text:span> A harci és misztikus képzettségek szintje legfeljebb (szint+3) lehet</text:p>
          </table:table-cell>
        </table:table-row>
        <table:table-row table:style-name="ro34">
          <table:table-cell table:style-name="ce1881" office:value-type="string" calcext:value-type="string">
            <text:p>                   <text:span text:style-name="T48">→</text:span> A többi képzettség értéke pedig legfeljebb (szint+8) lehet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34">
          <table:table-cell table:style-name="ce1881" office:value-type="string" calcext:value-type="string">
            <text:p>* <text:span text:style-name="T21">[Változás]:</text:span><text:span text:style-name="T1"> Manőver ismeretek fokai csak +2-t adnak az Ellenpróbánál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7</text:p>
          </table:table-cell>
        </table:table-row>
        <table:table-row table:style-name="ro3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6</text:p>
          </table:table-cell>
        </table:table-row>
        <table:table-row table:style-name="ro3">
          <table:table-cell table:style-name="ce1881" office:value-type="string" calcext:value-type="string">
            <text:p>* Akrobatika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5</text:p>
          </table:table-cell>
        </table:table-row>
        <table:table-row table:style-name="ro3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4</text:p>
          </table:table-cell>
        </table:table-row>
        <table:table-row table:style-name="ro3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3</text:p>
          </table:table-cell>
        </table:table-row>
        <table:table-row table:style-name="ro3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2</text:p>
          </table:table-cell>
        </table:table-row>
        <table:table-row table:style-name="ro3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81" office:value-type="string" calcext:value-type="string">
            <text:p>* Licenc szöveg módosult kicsit</text:p>
          </table:table-cell>
        </table:table-row>
        <table:table-row table:style-name="ro3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81" office:value-type="string" calcext:value-type="string">
            <text:p>* Mágia tradíciókhoz infobox</text:p>
          </table:table-cell>
        </table:table-row>
        <table:table-row table:style-name="ro3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1</text:p>
          </table:table-cell>
        </table:table-row>
        <table:table-row table:style-name="ro3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0</text:p>
          </table:table-cell>
        </table:table-row>
        <table:table-row table:style-name="ro3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9</text:p>
          </table:table-cell>
        </table:table-row>
        <table:table-row table:style-name="ro3">
          <table:table-cell table:style-name="ce1881" office:value-type="string" calcext:value-type="string">
            <text:p>* Kis javításo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8</text:p>
          </table:table-cell>
        </table:table-row>
        <table:table-row table:style-name="ro3">
          <table:table-cell table:style-name="ce1881" office:value-type="string" calcext:value-type="string">
            <text:p>* CC licenc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7</text:p>
          </table:table-cell>
        </table:table-row>
        <table:table-row table:style-name="ro3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6</text:p>
          </table:table-cell>
        </table:table-row>
        <table:table-row table:style-name="ro3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5</text:p>
          </table:table-cell>
        </table:table-row>
        <table:table-row table:style-name="ro3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4">
          <table:table-cell office:value-type="string" calcext:value-type="string">
            <text:p> <text:span text:style-name="T14"> </text:span><text:span text:style-name="T50">→</text:span><text:span text:style-name="T14"> </text:span>Karakter neve, faja, vallása</text:p>
          </table:table-cell>
        </table:table-row>
        <table:table-row table:style-name="ro34">
          <table:table-cell office:value-type="string" calcext:value-type="string">
            <text:p><text:span text:style-name="T14">  </text:span><text:span text:style-name="T50">→</text:span><text:span text:style-name="T14"> Személyiségjegyei</text:span></text:p>
          </table:table-cell>
        </table:table-row>
        <table:table-row table:style-name="ro34">
          <table:table-cell office:value-type="string" calcext:value-type="string">
            <text:p><text:span text:style-name="T14">  </text:span><text:span text:style-name="T50">→</text:span><text:span text:style-name="T14"> Kommunikáció, szociális érzék</text:span></text:p>
          </table:table-cell>
        </table:table-row>
        <table:table-row table:style-name="ro34">
          <table:table-cell office:value-type="string" calcext:value-type="string">
            <text:p><text:span text:style-name="T14">  </text:span><text:span text:style-name="T50">→</text:span><text:span text:style-name="T14"> Külső</text:span>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4</text:p>
          </table:table-cell>
        </table:table-row>
        <table:table-row table:style-name="ro3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81" office:value-type="string" calcext:value-type="string">
            <text:p>* 1HM=5KP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3</text:p>
          </table:table-cell>
        </table:table-row>
        <table:table-row table:style-name="ro3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2</text:p>
          </table:table-cell>
        </table:table-row>
        <table:table-row table:style-name="ro3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1</text:p>
          </table:table-cell>
        </table:table-row>
        <table:table-row table:style-name="ro3">
          <table:table-cell table:style-name="ce1885" office:value-type="string" calcext:value-type="string">
            <text:p>* Könnyű KP oszlop javítása</text:p>
          </table:table-cell>
        </table:table-row>
        <table:table-row table:style-name="ro3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0</text:p>
          </table:table-cell>
        </table:table-row>
        <table:table-row table:style-name="ro3">
          <table:table-cell table:style-name="ce1885" office:value-type="string" calcext:value-type="string">
            <text:p>*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9</text:p>
          </table:table-cell>
        </table:table-row>
        <table:table-row table:style-name="ro35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85" office:value-type="string" calcext:value-type="string">
            <text:p>* CHM egyszerűbb neve: CM</text:p>
          </table:table-cell>
        </table:table-row>
        <table:table-row table:style-name="ro3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8</text:p>
          </table:table-cell>
        </table:table-row>
        <table:table-row table:style-name="ro3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7</text:p>
          </table:table-cell>
        </table:table-row>
        <table:table-row table:style-name="ro3">
          <table:table-cell table:style-name="ce1885" office:value-type="string" calcext:value-type="string">
            <text:p>* Mana korlát eltörlése</text:p>
          </table:table-cell>
        </table:table-row>
        <table:table-row table:style-name="ro3">
          <table:table-cell table:style-name="ce1885" office:value-type="string" calcext:value-type="string">
            <text:p>* Mágia tradíciók: 50KP</text:p>
          </table:table-cell>
        </table:table-row>
        <table:table-row table:style-name="ro3">
          <table:table-cell table:style-name="ce1885" office:value-type="string" calcext:value-type="string">
            <text:p>* KÉ-be ismét beszámít a TSZ</text:p>
          </table:table-cell>
        </table:table-row>
        <table:table-row table:style-name="ro3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85" office:value-type="string" calcext:value-type="string">
            <text:p>* KP/szint: 80KP (eddig 70 volt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6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5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4</text:p>
          </table:table-cell>
        </table:table-row>
        <table:table-row table:style-name="ro3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3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2</text:p>
          </table:table-cell>
        </table:table-row>
        <table:table-row table:style-name="ro3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1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0</text:p>
          </table:table-cell>
        </table:table-row>
        <table:table-row table:style-name="ro3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85" office:value-type="string" calcext:value-type="string">
            <text:p>* Belharc harcmodor törölve</text:p>
          </table:table-cell>
        </table:table-row>
        <table:table-row table:style-name="ro3">
          <table:table-cell table:style-name="ce1885" office:value-type="string" calcext:value-type="string">
            <text:p>* Fortély cellák átalak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9</text:p>
          </table:table-cell>
        </table:table-row>
        <table:table-row table:style-name="ro3">
          <table:table-cell table:style-name="ce1885" office:value-type="string" calcext:value-type="string">
            <text:p>* KP/Szint = 70 + Intelligencia</text:p>
          </table:table-cell>
        </table:table-row>
        <table:table-row table:style-name="ro3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8</text:p>
          </table:table-cell>
        </table:table-row>
        <table:table-row table:style-name="ro3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7</text:p>
          </table:table-cell>
        </table:table-row>
        <table:table-row table:style-name="ro3">
          <table:table-cell table:style-name="ce1885" office:value-type="string" calcext:value-type="string">
            <text:p>* Max egyfajta HM hiba jav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6</text:p>
          </table:table-cell>
        </table:table-row>
        <table:table-row table:style-name="ro3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3.5</text:p>
          </table:table-cell>
        </table:table-row>
        <table:table-row table:style-name="ro3">
          <table:table-cell table:style-name="ce1890" office:value-type="string" calcext:value-type="string">
            <text:p>* 1ψP = 2KP</text:p>
          </table:table-cell>
        </table:table-row>
        <table:table-row table:style-name="ro3">
          <table:table-cell table:style-name="ce1890" office:value-type="string" calcext:value-type="string">
            <text:p>* 1 MP = 3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4</text:p>
          </table:table-cell>
        </table:table-row>
        <table:table-row table:style-name="ro3">
          <table:table-cell table:style-name="ce1885" office:value-type="string" calcext:value-type="string">
            <text:p>* Apró javítások</text:p>
          </table:table-cell>
        </table:table-row>
        <table:table-row table:style-name="ro3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3</text:p>
          </table:table-cell>
        </table:table-row>
        <table:table-row table:style-name="ro3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90" office:value-type="string" calcext:value-type="string">
            <text:p>* 1 CHM = 4KP</text:p>
          </table:table-cell>
        </table:table-row>
        <table:table-row table:style-name="ro3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90" office:value-type="string" calcext:value-type="string">
            <text:p>* 5HM-&gt;3HM másra</text:p>
          </table:table-cell>
        </table:table-row>
        <table:table-row table:style-name="ro3">
          <table:table-cell table:style-name="ce1890" office:value-type="string" calcext:value-type="string">
            <text:p>* 4HM-&gt;2HM másra</text:p>
          </table:table-cell>
        </table:table-row>
        <table:table-row table:style-name="ro3">
          <table:table-cell table:style-name="ce1890" office:value-type="string" calcext:value-type="string">
            <text:p>* 3HM-&gt;1HM másr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1</text:p>
          </table:table-cell>
        </table:table-row>
        <table:table-row table:style-name="ro3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8, V2.9</text:p>
          </table:table-cell>
        </table:table-row>
        <table:table-row table:style-name="ro3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7</text:p>
          </table:table-cell>
        </table:table-row>
        <table:table-row table:style-name="ro3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90" office:value-type="string" calcext:value-type="string">
            <text:p>* Életerő táblázat bekerült</text:p>
          </table:table-cell>
        </table:table-row>
        <table:table-row table:style-name="ro3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6</text:p>
          </table:table-cell>
        </table:table-row>
        <table:table-row table:style-name="ro3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90" office:value-type="string" calcext:value-type="string">
            <text:p>sehol a nyomtatási képből</text:p>
          </table:table-cell>
        </table:table-row>
        <table:table-row table:style-name="ro3">
          <table:table-cell table:style-name="ce1883" office:value-type="string" calcext:value-type="string">
            <text:p>v2.5</text:p>
          </table:table-cell>
        </table:table-row>
        <table:table-row table:style-name="ro3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083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37"/>
          <table:covered-table-cell table:style-name="ce1777"/>
          <table:covered-table-cell table:number-columns-repeated="6" table:style-name="ce1737"/>
          <table:covered-table-cell table:number-columns-repeated="3" table:style-name="ce1815"/>
          <table:covered-table-cell table:style-name="ce1737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37"/>
          <table:table-cell table:style-name="ce1777"/>
          <table:table-cell table:style-name="ce1737" table:number-columns-repeated="6"/>
          <table:table-cell table:style-name="ce1815" table:number-columns-repeated="3"/>
          <table:table-cell table:style-name="ce1737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57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2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17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4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4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58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4" table:content-validation-name="val187" office:value-type="string" calcext:value-type="string">
            <text:p>Fok</text:p>
          </table:table-cell>
          <table:table-cell table:style-name="ce1734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3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3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3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3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3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3" table:content-validation-name="val60"/>
          <table:table-cell table:style-name="ce1726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36" table:content-validation-name="val60"/>
          <table:table-cell table:style-name="ce173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36" table:content-validation-name="val60" office:value-type="string" calcext:value-type="string">
            <text:p>Szúró</text:p>
          </table:table-cell>
          <table:table-cell table:style-name="ce1736" table:content-validation-name="val60" office:value-type="string" calcext:value-type="string">
            <text:p>Vágó</text:p>
          </table:table-cell>
          <table:table-cell table:style-name="ce1736" table:content-validation-name="val60" office:value-type="string" calcext:value-type="string">
            <text:p>Zúzó</text:p>
          </table:table-cell>
          <table:table-cell table:style-name="ce173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>
            <text:p>SFÉ</text:p>
          </table:table-cell>
          <table:table-cell table:style-name="ce1736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36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572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06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Fok&gt;Max!</number:text>
    </number:number-style>
    <number:number-style style:name="N133">
      <number:text>Túllépted a harci+misztikus KP limitet!</number:text>
    </number:number-style>
    <number:number-style style:name="N134">
      <number:number number:min-integer-digits="1"/>
      <number:text> (Limit túllépés!!)</number:text>
    </number:number-style>
    <number:number-style style:name="N135">
      <number:number number:min-integer-digits="1"/>
      <number:text> KP</number:text>
    </number:number-style>
    <number:text-style style:name="N136">
      <number:text-content/>
      <number:text> KP</number:text>
    </number:text-style>
    <number:number-style style:name="N137"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/>
      <number:text>KP</number:text>
    </number:number-style>
    <number:number-style style:name="N140">
      <number:text>Max </number:text>
      <number:number number:min-integer-digits="1"/>
      <number:text> KP</number:text>
    </number:number-style>
    <number:percentage-style style:name="N141">
      <number:number number:decimal-places="0" number:min-decimal-places="0" number:min-integer-digits="1"/>
      <number:text>%-a</number:text>
    </number:percentage-style>
    <number:percentage-style style:name="N142">
      <number:text>Össz KP-nak </number:text>
      <number:number number:decimal-places="0" number:min-decimal-places="0" number:min-integer-digits="1"/>
      <number:text>%-a</number:text>
    </number:percentage-style>
    <number:percentage-style style:name="N143">
      <number:text>Ey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 </number:text>
      <number:number number:decimal-places="0" number:min-decimal-places="0" number:min-integer-digits="1"/>
      <number:text>%-a</number:text>
    </number:percentage-style>
    <number:percentage-style style:name="N146">
      <number:text>(Ez az össz KP </number:text>
      <number:number number:decimal-places="0" number:min-decimal-places="0" number:min-integer-digits="1"/>
      <number:text>%-a)</number:text>
    </number:percentage-style>
    <number:number-style style:name="N147">
      <number:number number:min-integer-digits="1"/>
      <number:text>!</number:text>
    </number:number-style>
    <number:number-style style:name="N148">
      <number:number number:min-integer-digits="1"/>
      <number:text> (Limit túllépés)</number:text>
    </number:number-style>
    <number:number-style style:name="N149">
      <number:text>+</number:text>
      <number:number number:decimal-places="0" number:min-decimal-places="0" number:min-integer-digits="1"/>
    </number:number-style>
    <number:number-style style:name="N150">
      <number:number number:min-integer-digits="1"/>
      <number:text> db</number:text>
    </number:number-style>
    <number:number-style style:name="N151">
      <number:number number:decimal-places="0" number:min-decimal-places="0" number:min-integer-digits="1"/>
      <number:text> db</number:text>
    </number:number-style>
    <number:number-style style:name="N152">
      <number:text>Nincs ennyi fok!</number:text>
    </number:number-style>
    <number:number-style style:name="N153">
      <number:number number:min-integer-digits="1"/>
      <number:text> szint</number:text>
    </number:number-style>
    <number:number-style style:name="N154">
      <number:text>+</number:text>
      <number:number number:decimal-places="0" number:min-decimal-places="0" number:min-integer-digits="1"/>
      <number:text> szint</number:text>
    </number:number-style>
    <number:number-style style:name="N155">
      <number:number number:decimal-places="0" number:min-decimal-places="0" number:min-integer-digits="1"/>
      <number:text> szint</number:text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min-integer-digits="1"/>
      <number:text> fok</number:text>
    </number:number-style>
    <number:number-style style:name="N158">
      <number:number number:decimal-places="1" number:min-decimal-places="1" number:min-integer-digits="1"/>
      <number:text> szint</number:text>
    </number:number-style>
    <number:number-style style:name="N159">
      <number:text>Szint +</number:text>
      <number:number number:min-integer-digits="1"/>
      <number:text> fok</number:text>
    </number:number-style>
    <number:number-style style:name="N160">
      <number:text>Szint +</number:text>
      <number:number number:min-integer-digits="1"/>
    </number:number-style>
    <number:number-style style:name="N161">
      <number:number number:min-integer-digits="1"/>
      <number:text> HM</number:text>
    </number:number-style>
    <number:number-style style:name="N162">
      <number:number number:decimal-places="2" number:min-decimal-places="2" number:min-integer-digits="1" number:display-factor="1000"/>
      <number:text> HM/szint</number:text>
    </number:number-style>
    <number:number-style style:name="N163">
      <number:number number:decimal-places="1" number:min-decimal-places="1" number:min-integer-digits="1" number:display-factor="1000"/>
      <number:text> HM/sz</number:text>
    </number:number-style>
    <number:number-style style:name="N164">
      <number:number number:decimal-places="1" number:min-decimal-places="1" number:min-integer-digits="1"/>
      <number:text> HM/sz</number:text>
    </number:number-style>
    <number:number-style style:name="N165">
      <number:text>+</number:text>
      <number:number number:min-integer-digits="1"/>
      <number:text> KP</number:text>
    </number:number-style>
    <number:number-style style:name="N166">
      <number:number number:decimal-places="0" number:min-decimal-places="0" number:min-integer-digits="1"/>
      <number:text> KP</number:text>
    </number:number-style>
    <number:number-style style:name="N167">
      <number:number number:min-integer-digits="1"/>
      <number:text> CÉ</number:text>
    </number:number-style>
    <number:number-style style:name="N168">
      <number:number number:decimal-places="1" number:min-decimal-places="1" number:min-integer-digits="1"/>
      <number:text> HM/szint</number:text>
    </number:number-style>
    <number:number-style style:name="N169">
      <number:number number:min-integer-digits="1"/>
      <number:text> MP</number:text>
    </number:number-style>
    <number:percentage-style style:name="N170">
      <number:text>(Össz KP </number:text>
      <number:number number:decimal-places="0" number:min-decimal-places="0" number:min-integer-digits="1"/>
      <number:text>%-a)</number:text>
    </number:percentage-style>
    <number:number-style style:name="N171">
      <number:number number:min-integer-digits="1"/>
      <number:text> Pp</number:text>
    </number:number-style>
    <number:number-style style:name="N172">
      <number:number number:decimal-places="1" number:min-decimal-places="1" number:min-integer-digits="1"/>
      <number:text> MP/szint</number:text>
    </number:number-style>
    <number:number-style style:name="N173">
      <number:number number:min-integer-digits="1"/>
      <number:text>. fok</number:text>
    </number:number-style>
    <number:number-style style:name="N174">
      <number:number number:min-integer-digits="1"/>
      <number:text> CHM</number:text>
    </number:number-style>
    <number:number-style style:name="N175">
      <number:number number:min-integer-digits="1"/>
      <number:text> Ψp</number:text>
    </number:number-style>
    <number:number-style style:name="N176">
      <number:number number:min-integer-digits="1"/>
      <number:text>,</number:text>
    </number:number-style>
    <number:number-style style:name="N177">
      <number:number number:min-integer-digits="1"/>
      <number:text>+k20</number:text>
    </number:number-style>
    <number:number-style style:name="N178">
      <number:number number:min-integer-digits="1"/>
      <number:text> MFP</number:text>
    </number:number-style>
    <number:number-style style:name="N179">
      <number:text>Táp túllépés!</number:text>
    </number:number-style>
    <number:number-style style:name="N180">
      <number:text>Túllépted a harci és misztikus </number:text>
    </number:number-style>
    <number:number-style style:name="N181">
      <number:text>Túllépted a</number:text>
    </number:number-style>
    <number:number-style style:name="N182">
      <number:text>CÉ: +</number:text>
      <number:number number:min-integer-digits="1"/>
    </number:number-style>
    <number:number-style style:name="N183">
      <number:text>CÉ: </number:text>
      <number:number number:min-integer-digits="1"/>
    </number:number-style>
    <number:number-style style:name="N184">
      <number:number number:min-integer-digits="1"/>
      <number:text> Z</number:text>
    </number:number-style>
    <number:number-style style:name="N185">
      <number:number number:decimal-places="1" number:min-decimal-places="1" number:min-integer-digits="2"/>
    </number:number-style>
    <number:number-style style:name="N186">
      <number:text>Többet költöttél harci+misztikus értékekre, mint a limit!</number:text>
    </number:number-style>
    <number:number-style style:name="N187">
      <number:text>Többet költöttél harci+!</number:text>
    </number:number-style>
    <number:number-style style:name="N188">
      <number:text>Túllépés! Több KP-t tettél harci+misztikus ismeretre, mint a limit!</number:text>
    </number:number-style>
    <number:number-style style:name="N189" number:title="Szöveg">
      <number:text>Írástudó (tradícióból)</number:text>
    </number:number-style>
    <number:text-style style:name="N190">
      <number:text-content/>
      <number:text> tradícióból</number:text>
    </number:text-style>
    <number:number-style style:name="N191">
      <number:number number:min-integer-digits="1"/>
      <number:text>" fok)</number:text>
    </number:number-style>
    <number:number-style style:name="N192">
      <number:number number:min-integer-digits="1"/>
      <number:text>Ψ pont</number:text>
    </number:number-style>
    <number:number-style style:name="N193">
      <number:number number:min-integer-digits="1"/>
      <number:text>.szint a harcmodorban</number:text>
    </number:number-style>
    <number:number-style style:name="N194">
      <number:text>Harcmodor szint kevés a követelményhez!</number:text>
    </number:number-style>
    <number:number-style style:name="N195">
      <number:text>Harcmodor szint kevé</number:text>
    </number:number-style>
    <number:number-style style:name="N196">
      <number:text>Harcmodor</number:text>
    </number:number-style>
    <number:number-style style:name="N197">
      <number:text>jajj</number:text>
    </number:number-style>
    <number:number-style style:name="N198">
      <number:text>+</number:text>
      <number:number number:min-integer-digits="1"/>
      <number:text> SP</number:text>
    </number:number-style>
    <number:number-style style:name="N199">
      <number:text>+</number:text>
      <number:number number:decimal-places="0" number:min-decimal-places="0" number:min-integer-digits="1"/>
      <number:text>"</number:text>
    </number:number-style>
    <number:number-style style:name="N200">
      <number:number number:min-integer-digits="1"/>
      <number:text>.fok</number:text>
    </number:number-style>
    <number:number-style style:name="N201">
      <number:text>Erőbónusz: </number:text>
      <number:number number:min-integer-digits="1"/>
    </number:number-style>
    <number:number-style style:name="N202">
      <number:number number:min-integer-digits="1"/>
      <number:text> </number:text>
    </number:number-style>
    <number:number-style style:name="N203">
      <number:number number:min-integer-digits="1"/>
      <number:text> %</number:text>
    </number:number-style>
    <number:number-style style:name="N204">
      <number:number number:min-integer-digits="1"/>
      <number:text> SzP</number:text>
    </number:number-style>
    <number:number-style style:name="N205">
      <number:number number:min-integer-digits="1"/>
      <number:text> +k10</number:text>
    </number:number-style>
    <number:number-style style:name="N206">
      <number:number number:min-integer-digits="1"/>
      <number:text> →</number:text>
    </number:number-style>
    <number:number-style style:name="N20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20:24:40.8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10-10T20:47:06.449000000</dc:date>
    <meta:editing-cycles>731</meta:editing-cycles>
    <meta:editing-duration>P7DT16H36M37S</meta:editing-duration>
    <meta:document-statistic meta:table-count="11" meta:cell-count="35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